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background-color="#ffbf00"/>
    </style:style>
    <style:style style:name="P2" style:family="paragraph" style:parent-style-name="Heading_20_1">
      <style:paragraph-properties fo:break-before="page"/>
      <style:text-properties fo:background-color="#ffbf00"/>
    </style:style>
    <style:style style:name="P3" style:family="paragraph" style:parent-style-name="Heading_20_1">
      <style:paragraph-properties fo:break-before="page"/>
    </style:style>
    <style:style style:name="P4" style:family="paragraph" style:parent-style-name="Standard">
      <style:text-properties fo:font-size="14pt" fo:language="en" fo:country="US" style:font-size-asian="14pt" style:font-size-complex="14pt"/>
    </style:style>
    <style:style style:name="P5" style:family="paragraph" style:parent-style-name="Standard">
      <style:paragraph-properties fo:break-before="page"/>
      <style:text-properties fo:font-size="14pt" fo:language="en" fo:country="US" style:font-size-asian="14pt" style:font-size-complex="14pt"/>
    </style:style>
    <style:style style:name="P6" style:family="paragraph" style:parent-style-name="Standard">
      <style:text-properties fo:color="#8d281e" loext:opacity="100%" fo:font-size="14pt" fo:language="en" fo:country="US" style:font-size-asian="14pt" style:font-size-complex="14pt"/>
    </style:style>
    <style:style style:name="P7" style:family="paragraph" style:parent-style-name="Text_20_body">
      <style:text-properties fo:font-size="14pt" fo:background-color="transparent" style:font-size-asian="14pt" style:font-size-complex="14pt"/>
    </style:style>
    <style:style style:name="P8" style:family="paragraph" style:parent-style-name="Text_20_body">
      <style:paragraph-properties fo:break-before="page"/>
      <style:text-properties fo:font-size="14pt" fo:background-color="transparent" style:font-size-asian="14pt" style:font-size-complex="14pt"/>
    </style:style>
    <style:style style:name="P9" style:family="paragraph" style:parent-style-name="Text_20_body">
      <style:text-properties fo:font-size="14pt" officeooo:paragraph-rsid="00181fcf" fo:background-color="#ffbf00" style:font-size-asian="14pt" style:font-size-complex="14pt"/>
    </style:style>
    <style:style style:name="P10" style:family="paragraph" style:parent-style-name="Text_20_body">
      <style:text-properties fo:font-size="15pt" style:font-size-asian="15pt" style:font-size-complex="15pt"/>
    </style:style>
    <style:style style:name="P11" style:family="paragraph" style:parent-style-name="Text_20_body">
      <style:text-properties fo:font-size="15pt" officeooo:paragraph-rsid="00181fcf" style:font-size-asian="15pt" style:font-size-complex="15pt"/>
    </style:style>
    <style:style style:name="P12" style:family="paragraph" style:parent-style-name="Text_20_body" style:list-style-name="L1">
      <style:text-properties fo:font-size="15pt" officeooo:paragraph-rsid="00181fcf" style:font-size-asian="15pt" style:font-size-complex="15pt"/>
    </style:style>
    <style:style style:name="P13" style:family="paragraph" style:parent-style-name="Text_20_body">
      <style:text-properties fo:font-size="15pt" officeooo:paragraph-rsid="00181fcf" fo:background-color="transparent" style:font-size-asian="15pt" style:font-size-complex="15pt"/>
    </style:style>
    <style:style style:name="P14" style:family="paragraph" style:parent-style-name="Text_20_body">
      <style:text-properties fo:font-size="15pt" fo:background-color="transparent" style:font-size-asian="15pt" style:font-size-complex="15pt"/>
    </style:style>
    <style:style style:name="P15" style:family="paragraph" style:parent-style-name="Text_20_body">
      <style:text-properties fo:color="#8d281e" loext:opacity="100%" fo:font-size="15pt" officeooo:paragraph-rsid="00181fcf" fo:background-color="transparent" style:font-size-asian="15pt" style:font-size-complex="15pt"/>
    </style:style>
    <style:style style:name="P16" style:family="paragraph" style:parent-style-name="Text_20_body">
      <style:paragraph-properties fo:break-before="page"/>
    </style:style>
    <style:style style:name="P17" style:family="paragraph" style:parent-style-name="Text_20_body" style:list-style-name="L1"/>
    <style:style style:name="P18" style:family="paragraph" style:parent-style-name="Text_20_body" style:list-style-name="L1">
      <style:text-properties officeooo:paragraph-rsid="00181fcf"/>
    </style:style>
    <style:style style:name="P19" style:family="paragraph" style:parent-style-name="Text_20_body">
      <style:text-properties fo:font-size="16pt" officeooo:rsid="00181fcf" officeooo:paragraph-rsid="00181fcf" fo:background-color="transparent" style:font-size-asian="16pt" style:font-size-complex="16pt"/>
    </style:style>
    <style:style style:name="P20" style:family="paragraph" style:parent-style-name="Text_20_body">
      <style:text-properties fo:font-size="16pt" fo:background-color="transparent" style:font-size-asian="16pt" style:font-size-complex="16pt"/>
    </style:style>
    <style:style style:name="P21" style:family="paragraph" style:parent-style-name="Text_20_body">
      <style:text-properties fo:font-size="16pt" style:font-size-asian="16pt" style:font-size-complex="16pt"/>
    </style:style>
    <style:style style:name="P22" style:family="paragraph" style:parent-style-name="Title">
      <style:text-properties fo:language="en" fo:country="US"/>
    </style:style>
    <style:style style:name="T1" style:family="text">
      <style:text-properties fo:background-color="#ffbf00" loext:char-shading-value="0"/>
    </style:style>
    <style:style style:name="T2" style:family="text">
      <style:text-properties fo:background-color="#ffbf00" loext:char-shading-value="0"/>
    </style:style>
    <style:style style:name="T3" style:family="text"/>
    <style:style style:name="T4" style:family="text">
      <style:text-properties fo:background-color="transparent" loext:char-shading-value="0"/>
    </style:style>
    <style:style style:name="T5" style:family="text">
      <style:text-properties fo:color="#8d281e" loext:opacity="100%"/>
    </style:style>
    <style:style style:name="T6" style:family="text">
      <style:text-properties fo:font-size="15pt" fo:background-color="transparent" loext:char-shading-value="0" style:font-size-asian="15pt" style:font-size-complex="15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30</text:p>
      <text:h text:style-name="P1" text:outline-level="1">INTRODUCTION</text:h>
      <text:p text:style-name="P4"><text:span text:style-name="T5">[Opening shot of a BMW E30 driving on an open road]</text:span></text:p>
      <text:p text:style-name="P4">Have you ever wondered what makes a car a true classic? What qualities it takes to stand the test of time and remain a timeless piece of automotive history? Today, we'll be exploring one of the most iconic vehicles ever produced by BMW: the E30.</text:p>
      <text:p text:style-name="P6">[Cut to a close-up shot of the E30 emblem on the car]</text:p>
      <text:p text:style-name="P4"/>
      <text:p text:style-name="P4">The BMW E30 is a car that needs no introduction. It's a symbol of an era when driving was more than just a chore - it was a passion. This car is the embodiment of everything that made BMW one of the most sought-after car manufacturers in the world.</text:p>
      <text:p text:style-name="P6">[Cut to a shot of the interior of the car]</text:p>
      <text:p text:style-name="P4"/>
      <text:p text:style-name="P4">From the moment you sit in the driver's seat, you'll understand why this car has captured the hearts of enthusiasts for generations. The cockpit is designed to be driver-focused, with all the essential controls placed within easy reach.</text:p>
      <text:p text:style-name="P6">[Cut to a shot of the engine]</text:p>
      <text:p text:style-name="P4"/>
      <text:p text:style-name="P4">And let's not forget about the heart of the car - the engine. The E30 was powered by a range of engines, from the fuel-efficient four-cylinder to the legendary M3's six-cylinder engine, which was capable of producing over 200 horsepower.</text:p>
      <text:p text:style-name="P4"/>
      <text:p text:style-name="P6">[Cut to a shot of the car driving through a winding road]</text:p>
      <text:p text:style-name="P4"/>
      <text:p text:style-name="P4">But what really sets the E30 apart is the way it handles. This car was engineered to be driven, with a perfect 50/50 weight distribution, precise steering, and a suspension system that can handle anything you throw at it.</text:p>
      <text:p text:style-name="P6">[Cut to a shot of the car parked on a street]</text:p>
      <text:p text:style-name="P4"/>
      <text:p text:style-name="P4">It's no wonder that the BMW E30 has become such a sought-after vehicle. Even after 30 years, this car is still turning heads and captivating drivers all over the world. It's a true testament to the quality and craftsmanship that went into its design.</text:p>
      <text:p text:style-name="P4"><text:span text:style-name="T5">[Cut to a shot of the E30 emblem again]</text:span></text:p>
      <text:p text:style-name="P4">So, what makes the BMW E30 so special? Is it the iconic design, the powerful engine, or the precise handling? Perhaps it's all of these things combined that make this car such a legendary piece of automotive history. But don't take our word for it - take one for a spin and see for yourself. You won't be disappointed.</text:p>
      <text:p text:style-name="P4"/>
      <text:h text:style-name="P3" text:outline-level="1" text:is-list-header="true"><text:span text:style-name="T2">Development </text:span></text:h>
      <text:p text:style-name="P4"/>
      <text:p text:style-name="P4">The BMW E30 is a compact executive car that was produced by BMW from 1982 to 1994. It was the second generation of the BMW 3 Series and succeeded the E21 3 Series. The E30 was available as a four-door sedan, two-door coupe, convertible, and wagon.</text:p>
      <text:p text:style-name="P4"/>
      <text:p text:style-name="P4">The development of the E30 began in the late 1970s, as BMW sought to improve upon the successful E21. The E30 was designed to be more aerodynamic and efficient, with a focus on driver comfort and handling. BMW also wanted to create a car that was versatile and could appeal to a wider range of customers.</text:p>
      <text:p text:style-name="P4"/>
      <text:p text:style-name="P4">The E30 was officially introduced to the market in 1982, with the four-door sedan being the first model available. The coupe and convertible models were introduced shortly after, followed by the wagon.</text:p>
      <text:p text:style-name="P4"/>
      <text:p text:style-name="P4">One of the key features of the E30 was its rear-wheel-drive layout, which was standard on all models. The car also featured a range of engines, including four-cylinder and six-cylinder options, and both gasoline and diesel engines were available.</text:p>
      <text:p text:style-name="P4"/>
      <text:p text:style-name="P4">The E30 quickly gained a reputation for its handling and performance, with many car enthusiasts praising its balanced chassis and responsive steering. The car was also known for its reliability and durability, with many E30s still on the road today, over 30 years after their introduction.</text:p>
      <text:p text:style-name="P4"/>
      <text:p text:style-name="P4">In addition to its performance and handling, the E30 was also a stylish car, with a sleek and timeless design that still looks great today. The car's interior was also well-designed and featured high-quality materials, making it a comfortable and enjoyable car to drive.</text:p>
      <text:p text:style-name="P4"/>
      <text:p text:style-name="P4">Overall, the BMW E30 is a classic car that is beloved by many car enthusiasts. Its development and introduction to the market in the 1980s marked a significant milestone for BMW and set the stage for the success of the 3 Series that continues to this day.</text:p>
      <text:p text:style-name="P5"/>
      <text:h text:style-name="Heading_20_1" text:outline-level="1" text:is-list-header="true"><text:span text:style-name="T2">Design and Styling: </text:span></text:h>
      <text:p text:style-name="Text_20_body"><text:span text:style-name="T2"/></text:p>
      <text:p text:style-name="P7">The BMW E30 is a classic car that is instantly recognizable by its unique design elements. From the body lines to the bumpers and grille, each aspect of the car has been meticulously crafted to create a cohesive and iconic look.</text:p>
      <text:p text:style-name="P7">Starting with the body lines, the E30 features a sleek and aerodynamic design that is both timeless and functional. The car has a long hood and a short rear deck, giving it a classic sports car silhouette. The front fenders have a distinct flared shape that emphasizes the car's performance-oriented nature, while the rear of the car features a subtle lip spoiler that adds to the car's sporty appearance.</text:p>
      <text:p text:style-name="P7">The bumpers on the E30 are another important design element that sets it apart from other cars of its era. The front bumper is a one-piece design that is integrated into the body of the car, creating a seamless and cohesive look. The bumper is also low to the ground, giving the car a sporty and aggressive stance. The rear bumper features a similar design, with a one-piece design that is integrated into the body of the car. The bumper is also slightly raised, creating a distinctive shape that adds to the car's visual appeal.</text:p>
      <text:p text:style-name="P7">The grille on the E30 is another key design element that helps to define the car's iconic look. The grille is a twin-kidney design that has become synonymous with BMW's brand identity. The grille is also slightly slanted forward, giving the car a more aggressive appearance. The headlights on the E30 are also worth mentioning, with a classic round shape that complements the car's overall design.</text:p>
      <text:p text:style-name="P7">Overall, the BMW E30 is a classic car that has been designed with a level of attention to detail that is rarely seen in modern cars. From the body lines to the bumpers and grille, each element of the car has been carefully crafted to create a cohesive and timeless design that is instantly recognizable. Whether you're a car enthusiast or just appreciate good design, the BMW E30 is a car that is sure to impress.</text:p>
      <text:p text:style-name="P7">The BMW E30 was available with a range of engine options, each with its own unique characteristics and performance capabilities. From the fuel-efficient four-cylinder to the legendary six-cylinder engine found in the M3, there was an engine option available for every type of driver.</text:p>
      <text:p text:style-name="P8"/>
      <text:h text:style-name="P1" text:outline-level="1">Engine Options: </text:h>
      <text:p text:style-name="P10">The base engine option for the E30 was the 318i. This engine was a fuel-efficient 1.8-liter four-cylinder that produced 101 horsepower and 105 lb-ft of torque. While not the most powerful engine option, the 318i was known for its reliability and efficiency, making it a popular choice for daily drivers.</text:p>
      <text:p text:style-name="P10">For drivers who wanted a bit more performance, the E30 was also available with the 325i engine. This engine was a 2.5-liter six-cylinder that produced 168 horsepower and 164 lb-ft of torque. The 325i was known for its smooth power delivery and excellent balance, making it a popular choice for drivers who wanted a more engaging driving experience.</text:p>
      <text:p text:style-name="P10"/>
      <text:p text:style-name="P10">But for drivers who wanted the ultimate in performance, there was the legendary M3 engine. The M3 engine was a 2.3-liter four-cylinder that produced 192 horsepower and 170 lb-ft of torque. This engine was specially designed for the M3, and featured a range of high-performance components including a lightweight crankshaft, forged pistons, and a high-flow cylinder head. The M3 engine was known for its exceptional power and responsiveness, making it a favorite among driving enthusiasts and motorsport competitors alike.</text:p>
      <text:p text:style-name="P13">It's worth noting that the engines available for the E30 varied depending on the year and model of the car. For example, some E30 models were available with a turbocharged engine, while others had a diesel engine option. Additionally, there were variations of the 325i that had a different displacement, with some models featuring a 2.7-liter or 2.8-liter engine.</text:p>
      <text:p text:style-name="P11">Regardless of which engine option you chose, the E30 was a car that was built to be driven. From the fuel-efficient four-cylinder to the legendary M3 engine, each engine option was designed to deliver a unique driving experience that was sure to satisfy even the most discerning driver. <text:span text:style-name="T4"><text:s/>Whether you were looking for a fuel-efficient daily driver or a high-performance sports car, there was an E30 engine option for you.</text:span></text:p>
      <text:p text:style-name="P9"/>
      <text:h text:style-name="P3" text:outline-level="1"><text:span text:style-name="T2">Performance and Driving Experience:</text:span> </text:h>
      <text:p text:style-name="P13">The BMW E30 is a car that is widely regarded as one of the best driving cars of all time. It's known for its exceptional handling, acceleration, and braking, which all contribute to an unforgettable driving experience. Here's a closer look at what makes the E30 such a joy to drive:</text:p>
      <text:p text:style-name="P15">Handling: </text:p>
      <text:p text:style-name="P13">One of the most impressive aspects of the E30 is its handling. The car has a near-perfect 50/50 weight distribution, which helps it to feel incredibly balanced and stable on the road. The car also features a sophisticated suspension system that provides a smooth and responsive ride. Whether you're driving on a twisty mountain road or navigating through tight city streets, the E30 is always poised and confident.</text:p>
      <text:p text:style-name="P15">Acceleration: </text:p>
      <text:p text:style-name="P13">The E30 is also known for its impressive acceleration, especially in the higher-end engine models. The car's lightweight body and powerful engines allow it to accelerate quickly and effortlessly. The M3, in particular, is capable of going from 0 to 60 mph in just over 6 seconds, which is still impressive by today's standards.</text:p>
      <text:p text:style-name="P15">Braking: </text:p>
      <text:p text:style-name="P13">Another area where the E30 excels is in its braking. The car features disc brakes on all four wheels, which provide excellent stopping power and control. The brakes are also highly responsive, allowing you to slow down quickly and smoothly. The E30's braking performance is essential for its exceptional handling, allowing you to brake late and deep into corners with confidence.</text:p>
      <text:p text:style-name="P14"><text:span text:style-name="T5">Overall Driving Experience:</text:span> <text:s/>The combination of the E30's handling, acceleration, and braking makes for an unparalleled driving experience. The car is incredibly fun and engaging to drive, and it's easy to see why it has such a devoted fan base. Whether you're cruising on the highway or pushing the car to its limits on a race track, the E30 always delivers a thrilling and unforgettable driving experience.</text:p>
      <text:p text:style-name="P14"/>
      <text:p text:style-name="P16"/>
      <text:h text:style-name="P1" text:outline-level="1" text:is-list-header="true">Cost of Buying / what to look after </text:h>
      <text:p text:style-name="Text_20_body"><text:span text:style-name="T2"/></text:p>
      <text:p text:style-name="P11">:As mentioned earlier, the cost of buying an E30 can vary widely depending on the condition, model, and year of the car. On average, a well-maintained E30 can range from $5,000 to $20,000. However, rare or highly sought-after models like the M3 can fetch upwards of $50,000. It's important to do your research and find a car that fits your budget and needs. Keep in mind that the cost of buying an E30 is just the beginning, and maintenance and repair costs can add up over time. So be prepared to invest time, money, and effort into keeping your E30 running smoothly,</text:p>
      <text:p text:style-name="P11"><text:s/><text:span text:style-name="T4">what to look for when buying an E30 :</text:span></text:p>
      <text:list xml:id="list4164362917" text:style-name="L1">
        <text:list-item>
          <text:p text:style-name="P12">Inspect the Body: The E30 is known for its timeless design, but it's important to inspect the body for any signs of rust or damage. Look for rust in the typical areas such as the rocker panels, fender wells, and under the battery tray. Check the body for dents or scratches and be wary of any signs of prior accidents or repairs.</text:p>
        </text:list-item>
        <text:list-item>
          <text:p text:style-name="P12">Check the Engine: Take the time to inspect the engine and look for any signs of leaks, worn-out belts, or hoses. A good indicator of engine health is whether or not the engine starts easily and runs smoothly.</text:p>
        </text:list-item>
        <text:list-item>
          <text:p text:style-name="P12">Check for Modifications: The E30 is a popular car for modification, so be sure to check if any modifications have been made to the car. While some modifications can improve performance or aesthetics, others can lead to reliability issues or cause problems down the line. </text:p>
        </text:list-item>
        <text:list-item>
          <text:p text:style-name="P12">Test Drive: Take the car for a test drive and pay attention to how it handles, accelerates, and brakes. Does it feel tight and responsive, or loose and shaky? A good test drive will give you a sense of the car's overall condition.</text:p>
        </text:list-item>
      </text:list>
      <text:p text:style-name="P11"><text:span text:style-name="T5">Check the Service Records:</text:span> Ask the seller for service records and receipts, and review them carefully. A well-documented history of regular maintenance is a good sign that the car has been well taken care of.</text:p>
      <text:h text:style-name="P2" text:outline-level="1">Future / impact </text:h>
      <text:p text:style-name="Text_20_body"><text:span text:style-name="T2"/></text:p>
      <text:p text:style-name="P19">The BMW E30 has already established itself as an automotive icon, but its future is just as interesting as its past. As the first 3-Series to offer a range of engines and body styles, the E30 helped to set the standard for BMW's future success in the automotive industry.</text:p>
      <text:p text:style-name="P21">The E30's place in automotive history is cemented by its timeless design, impressive performance, and its influence on future BMW models. The E30's design language is still evident in many modern BMWs, including the current 3-Series. Its impact on the automotive industry can be seen in the countless enthusiasts, restorers, and racers who continue to be drawn to the E30's unique combination of style and performance.</text:p>
      <text:p text:style-name="P21">Looking to the future, the E30's place in automotive history will only continue to grow. As the popularity of classic cars continues to rise, the E30 will remain a sought-after model for generations to come. Restored and modified examples will continue to be admired and enjoyed by car enthusiasts, while original examples will be preserved as important pieces of automotive history.</text:p>
      <text:p text:style-name="P19">Overall, the future of the E30 is bright, with its place in automotive history secure and its influence on the automotive industry continuing to be felt. As car enthusiasts continue to appreciate its timeless design and impressive performance, the E30 will remain a beloved classic for years to come. </text:p>
      <text:h text:style-name="P2" text:outline-level="1">Conclusion</text:h>
      <text:p text:style-name="Text_20_body"><text:span text:style-name="T2"/></text:p>
      <text:p text:style-name="P19">Throughout this video, we've covered a variety of topics related to the BMW E30. We've talked about its history and development, design and styling, engine options, performance and driving experience, and tips for buying, maintaining, and repairing. We've also discussed the E30's place in automotive history and its lasting impact on the automotive industry.</text:p>
      <text:p text:style-name="P20">Overall, the BMW E30 is a true automotive icon that continues to captivate car enthusiasts around the world. Its timeless design, impressive performance, and influence on future BMW models make it a unique and important part of automotive history. Whether you're a collector, restorer, or simply a fan of classic cars, the E30 is a model that is sure to impress.</text:p>
      <text:p text:style-name="P20">For viewers interested in the E30, our final recommendation is to take the time to learn more about this remarkable car and consider adding one to your collection or garage. With its blend of style, performance, and history, the E30 is a true classic that is sure to provide years of enjoyment and appreciation.</text:p>
      <text:p text:style-name="P20">Thank you for watching to the end, and we hope you've enjoyed learning more about the BMW E30.</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5pt" officeooo:rsid="00181fcf" fo:background-color="transparent" style:font-size-asian="15pt" style:font-size-complex="1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3T19:47:02.186000000</meta:creation-date>
    <dc:date>2023-03-03T22:06:24.563000000</dc:date>
    <meta:editing-duration>PT2H19M22S</meta:editing-duration>
    <meta:editing-cycles>1</meta:editing-cycles>
    <meta:document-statistic meta:table-count="0" meta:image-count="0" meta:object-count="0" meta:page-count="8" meta:paragraph-count="64" meta:word-count="2481" meta:character-count="14456" meta:non-whitespace-character-count="12029"/>
    <meta:generator>LibreOffice/7.4.0.3$Windows_X86_64 LibreOffice_project/f85e47c08ddd19c015c0114a68350214f7066f5a</meta:generator>
  </office:meta>
</office:document-meta>
</file>